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 Bold" svg:font-family="'Courier New Bold'" style:font-family-generic="roman"/>
    <style:font-face style:name="ヒラギノ角ゴ Pro W3" svg:font-family="'ヒラギノ角ゴ Pro W3'" style:font-family-generic="roman"/>
    <style:font-face style:name="Electron" svg:font-family="Electr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ody_20_A_20_A">
      <style:text-properties style:font-name="Times New Roman"/>
    </style:style>
    <style:style style:name="P2" style:family="paragraph" style:parent-style-name="Body_20_A_20_A">
      <style:text-properties style:font-name="Times New Roman" fo:font-size="14pt" fo:font-weight="bold" style:font-size-asian="14pt" style:font-weight-asian="bold"/>
    </style:style>
    <style:style style:name="P3" style:family="paragraph" style:parent-style-name="Body_20_A_20_A">
      <style:paragraph-properties fo:hyphenation-ladder-count="no-limit"/>
      <style:text-properties style:font-name="Times New Roman" fo:font-size="14pt" fo:font-weight="bold" style:font-size-asian="14pt" style:font-weight-asian="bold" fo:hyphenate="true" fo:hyphenation-remain-char-count="2" fo:hyphenation-push-char-count="2"/>
    </style:style>
    <style:style style:name="P4" style:family="paragraph" style:parent-style-name="Body_20_A_20_A">
      <style:paragraph-properties fo:hyphenation-ladder-count="no-limit"/>
      <style:text-properties style:font-name="Times New Roman" fo:font-weight="bold" style:font-weight-asian="bold" fo:hyphenate="true" fo:hyphenation-remain-char-count="2" fo:hyphenation-push-char-count="2"/>
    </style:style>
    <style:style style:name="P5" style:family="paragraph" style:parent-style-name="Body_20_A_20_A">
      <style:paragraph-properties fo:hyphenation-ladder-count="no-limit"/>
      <style:text-properties style:font-name="Times New Roman" fo:hyphenate="true" fo:hyphenation-remain-char-count="2" fo:hyphenation-push-char-count="2"/>
    </style:style>
    <style:style style:name="P6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language="en" fo:country="US" style:font-size-asian="12pt"/>
    </style:style>
    <style:style style:name="P7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language="en" fo:country="US" fo:font-weight="bold" style:font-size-asian="12pt" style:font-weight-asian="bold"/>
    </style:style>
    <style:style style:name="P8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language="en" fo:country="US" fo:font-weight="normal" style:font-size-asian="12pt" style:font-weight-asian="normal" style:font-weight-complex="normal"/>
    </style:style>
    <style:style style:name="P9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/>
    </style:style>
    <style:style style:name="P10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language="en" fo:country="US" style:font-size-asian="12pt"/>
    </style:style>
    <style:style style:name="P11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13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Electron" fo:font-size="12pt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/>
      <style:text-properties style:font-name="Electron" fo:font-size="18pt" fo:font-weight="normal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Electro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Impact" fo:font-size="96pt" fo:font-weight="normal" style:font-size-asian="96pt" style:font-weight-asian="normal" style:font-size-complex="96pt" style:font-weight-complex="normal"/>
    </style:style>
    <style:style style:name="P23" style:family="paragraph" style:parent-style-name="Standard" style:list-style-name="">
      <style:paragraph-properties fo:margin-top="0in" fo:margin-bottom="0.139in" fo:line-height="100%">
        <style:tab-stops/>
      </style:paragraph-properties>
      <style:text-properties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">
      <style:paragraph-properties fo:margin-top="0in" fo:margin-bottom="0.139in" fo:line-height="100%"/>
      <style:text-properties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">
      <style:paragraph-properties fo:margin-top="0in" fo:margin-bottom="0.139in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Body_20_A_20_A">
      <style:paragraph-properties fo:hyphenation-ladder-count="no-limit"/>
      <style:text-properties style:font-name="Times New Roman" fo:font-weight="bold" style:font-weight-asian="bold" fo:hyphenate="true" fo:hyphenation-remain-char-count="2" fo:hyphenation-push-char-count="2"/>
    </style:style>
    <style:style style:name="P27" style:family="paragraph" style:parent-style-name="Body_20_A_20_A">
      <style:text-properties style:font-name="Times New Roman" fo:font-size="14pt" fo:font-weight="bold" style:font-size-asian="14pt" style:font-weight-asian="bold"/>
    </style:style>
    <style:style style:name="P28" style:family="paragraph" style:parent-style-name="Body_20_A_20_A">
      <style:paragraph-properties fo:hyphenation-ladder-count="no-limit"/>
      <style:text-properties style:font-name="Times New Roman" fo:font-size="14pt" fo:font-weight="bold" style:font-size-asian="14pt" style:font-weight-asian="bold" fo:hyphenate="true" fo:hyphenation-remain-char-count="2" fo:hyphenation-push-char-count="2"/>
    </style:style>
    <style:style style:name="P29" style:family="paragraph" style:parent-style-name="Body_20_A_20_A">
      <style:paragraph-properties fo:line-height="100%"/>
      <style:text-properties style:font-name="Times New Roman" fo:font-size="14pt" fo:font-weight="bold" style:font-size-asian="14pt" style:font-weight-asian="bold"/>
    </style:style>
    <style:style style:name="P30" style:family="paragraph" style:parent-style-name="Body_20_A_20_A">
      <style:paragraph-properties fo:line-height="100%" fo:hyphenation-ladder-count="no-limit"/>
      <style:text-properties style:font-name="Times New Roman" fo:font-size="14pt" fo:font-weight="bold" style:font-size-asian="14pt" style:font-weight-asian="bold" fo:hyphenate="true" fo:hyphenation-remain-char-count="2" fo:hyphenation-push-char-count="2"/>
    </style:style>
    <style:style style:name="P31" style:family="paragraph" style:parent-style-name="Body_20_A_20_A">
      <style:paragraph-properties fo:hyphenation-ladder-count="no-limit"/>
      <style:text-properties style:font-name="Times New Roman"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32" style:family="paragraph" style:parent-style-name="Body_20_A_20_A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3" style:family="paragraph" style:parent-style-name="Body_20_A_20_A">
      <style:paragraph-properties fo:hyphenation-ladder-count="no-limit"/>
      <style:text-properties style:font-name="Times New Roman" fo:font-size="12pt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34" style:family="paragraph" style:parent-style-name="Body_20_A_20_A">
      <style:paragraph-properties fo:hyphenation-ladder-count="no-limit"/>
      <style:text-properties style:font-name="Times New Roman" fo:font-size="12pt" fo:font-weight="bold" style:font-size-asian="12pt" style:font-weight-asian="bold" style:font-size-complex="12pt" fo:hyphenate="true" fo:hyphenation-remain-char-count="2" fo:hyphenation-push-char-count="2"/>
    </style:style>
    <style:style style:name="P35" style:family="paragraph" style:parent-style-name="Body_20_A_20_A">
      <style:paragraph-properties fo:hyphenation-ladder-count="no-limit"/>
      <style:text-properties style:font-name="Times New Roman" fo:font-size="12pt" fo:font-weight="bold" style:font-size-asian="12pt" style:font-weight-asian="bold" style:font-size-complex="12pt" style:font-weight-complex="bold" fo:hyphenate="true" fo:hyphenation-remain-char-count="2" fo:hyphenation-push-char-count="2"/>
    </style:style>
    <style:style style:name="P36" style:family="paragraph" style:parent-style-name="Body_20_A_20_A">
      <style:paragraph-properties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Body_20_A_20_A">
      <style:paragraph-properties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8" style:family="paragraph" style:parent-style-name="Body_20_A_20_A">
      <style:paragraph-properties fo:hyphenation-ladder-count="no-limit" fo:break-before="page"/>
      <style:text-properties style:font-name="Times New Roman" fo:font-size="14pt" fo:font-weight="bold" style:font-size-asian="14pt" style:font-weight-asian="bold" fo:hyphenate="true" fo:hyphenation-remain-char-count="2" fo:hyphenation-push-char-count="2"/>
    </style:style>
    <style:style style:name="T1" style:family="text">
      <style:text-properties fo:font-size="12pt" fo:language="en" fo:country="US" style:font-size-asian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none"/>
    </style:style>
    <style:style style:name="T8" style:family="text">
      <style:text-properties fo:language="en" fo:country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JAROS </text:p>
      <text:p text:style-name="P19">Programmer's Manual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Group 3</text:p>
      <text:p text:style-name="P18">Jonroy Canady | Adam Trainer | Robert Wayland</text:p>
      <text:p text:style-name="P3"><text:soft-page-break/>Table of Content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verview</text:p>
      <text:p text:style-name="P33"><text:tab/>JAROS is an MPX system that provides basic command line functionality via the command handler. <text:s/>After opening with a welcome message, JAROS prompts the user for input, which it then analyzes and executes if possible, and displays any resultant information. <text:s/>Until the quit function is called, this cycle repeats endlessly. <text:s/></text:p>
      <text:p text:style-name="P33"><text:tab/></text:p>
      <text:p text:style-name="P35">Analysis</text:p>
      <text:p text:style-name="P35"><text:span text:style-name="T6"><text:tab/>After receiving keyboard input from the user, the command is trimmed of spaces and newlines and made all lowercase. <text:s/>It's then compared to an array of valid command names to look for a match. <text:s/>If no match is found, an invalid command error is printed. <text:s/>However, if a match is found, then the execution stage begins.</text:span></text:p>
      <text:p text:style-name="P35"><text:span text:style-name="T6"/></text:p>
      <text:p text:style-name="P35">Execution</text:p>
      <text:p text:style-name="P35"><text:span text:style-name="T6"><text:tab/>Once the matching function is determined, that function is called. <text:s/>It carries out its implementation, printing any valid data. <text:s/>After its execution, it returns an error value which is interpreted by an error handler, so that an appropriate error message is displayed if necessary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le Contents for COMHAN.C</text:p>
      <text:p text:style-name="P3"/>
      <text:p text:style-name="P34">FUNCTIONS</text:p>
      <text:p text:style-name="P33">main</text:p>
      <text:p text:style-name="P33"><text:tab/>This function calls the initialization functions and comhan.</text:p>
      <text:p text:style-name="P33"/>
      <text:p text:style-name="P33">comhan</text:p>
      <text:p text:style-name="P33"><text:tab/>This function receives, analyzes, and executes commands.</text:p>
      <text:p text:style-name="P33"><text:tab/></text:p>
      <text:p text:style-name="P33">disp_dir</text:p>
      <text:p text:style-name="P33"><text:tab/>This function shows the name and file size for each .mpx file within the proper directory.</text:p>
      <text:p text:style-name="P33"/>
      <text:p text:style-name="P33">terminate_mpx</text:p>
      <text:p text:style-name="P33"><text:tab/>This function exits the MPX system.</text:p>
      <text:p text:style-name="P33"/>
      <text:p text:style-name="P33">get_Version</text:p>
      <text:p text:style-name="P33"><text:tab/>This function displays the currect MPX version.</text:p>
      <text:p text:style-name="P33"/>
      <text:p text:style-name="P33">trim</text:p>
      <text:p text:style-name="P33"><text:tab/>This function removes all white space and newlines from a string.</text:p>
      <text:p text:style-name="P33"/>
      <text:p text:style-name="P33">help</text:p>
      <text:p text:style-name="P33"><text:tab/>This function displays the contents of the help file for the specified function.</text:p>
      <text:p text:style-name="P33"/>
      <text:p text:style-name="P33">date</text:p>
      <text:p text:style-name="P33"><text:tab/>This function displays the current date and prompts the user to enter a new one.</text:p>
      <text:p text:style-name="P33"/>
      <text:p text:style-name="P33">valid_date</text:p>
      <text:p text:style-name="P33"><text:tab/>This function determines whether the passed in date is valid.</text:p>
      <text:p text:style-name="P33"/>
      <text:p text:style-name="P33">init_r1</text:p>
      <text:p text:style-name="P33"><text:tab/>This function initializes the global variables.</text:p>
      <text:p text:style-name="P33"/>
      <text:p text:style-name="P33">cleanup_r1</text:p>
      <text:p text:style-name="P33"><text:tab/>This function handles freeing memory.</text:p>
      <text:p text:style-name="P33"/>
      <text:p text:style-name="P33">toLowerCase</text:p>
      <text:p text:style-name="P33"><text:tab/>This function turns all uppercase letters in the passed in string into lowercase letters.</text:p>
      <text:p text:style-name="P33"/>
      <text:p text:style-name="P33">err_hand</text:p>
      <text:p text:style-name="P3"><text:tab/><text:span text:style-name="T2">This function displays an error message based upon the error code passed i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le Contents for MPX_SUPT.C &amp; MPX_SUPT.H</text:p>
      <text:p text:style-name="P2"/>
      <text:p text:style-name="P4">FUNCTIONS</text:p>
      <text:p text:style-name="P5">sys_init</text:p>
      <text:p text:style-name="P5"><text:span text:style-name="T4"><text:tab/></text:span><text:span text:style-name="T6">This function in</text:span>itializes the MPX system.</text:p>
      <text:p text:style-name="P5"/>
      <text:p text:style-name="P5">sys_exit</text:p>
      <text:p text:style-name="P5"><text:span text:style-name="T4"><text:tab/></text:span>This function exits MPX, returning to the host OS.</text:p>
      <text:p text:style-name="P5"/>
      <text:p text:style-name="P5">sys_set_vec</text:p>
      <text:p text:style-name="P5"><text:tab/>This function sets a trap vector for system call handler.</text:p>
      <text:p text:style-name="P5"/>
      <text:p text:style-name="P5">sys_req</text:p>
      <text:p text:style-name="P5"><text:span text:style-name="T4"><text:tab/></text:span><text:span text:style-name="T6">This function requests </text:span>a system service, such as I/O from the terminal.</text:p>
      <text:p text:style-name="P5"/>
      <text:p text:style-name="P5">sys_alloc_mem</text:p>
      <text:p text:style-name="P5"><text:span text:style-name="T4"><text:tab/></text:span><text:span text:style-name="T6">This function allocates me</text:span>mory.</text:p>
      <text:p text:style-name="P5"/>
      <text:p text:style-name="P5">sys_free_mem</text:p>
      <text:p text:style-name="P5"><text:span text:style-name="T4"><text:tab/></text:span><text:span text:style-name="T6">This function d</text:span>e-allocates memory.</text:p>
      <text:p text:style-name="P5"/>
      <text:p text:style-name="P5">sys_get_date</text:p>
      <text:p text:style-name="P5"><text:span text:style-name="T4"><text:tab/></text:span><text:span text:style-name="T6">This function retriev</text:span>es the system date.</text:p>
      <text:p text:style-name="P5"/>
      <text:p text:style-name="P5">sys_set_date</text:p>
      <text:p text:style-name="P5"><text:span text:style-name="T4"><text:tab/></text:span>This function sets the system date.</text:p>
      <text:p text:style-name="P5"/>
      <text:p text:style-name="P5">sys_open_dir</text:p>
      <text:p text:style-name="P5"><text:span text:style-name="T4"><text:tab/></text:span><text:span text:style-name="T6">This function ope</text:span>ns a directory.</text:p>
      <text:p text:style-name="P5"/>
      <text:p text:style-name="P5">sys_get_entry</text:p>
      <text:p text:style-name="P5"><text:span text:style-name="T4"><text:tab/></text:span><text:span text:style-name="T6">This function re</text:span>trieves a directory entry.</text:p>
      <text:p text:style-name="P5"/>
      <text:p text:style-name="P5">sys_close_dir</text:p>
      <text:p text:style-name="P5"><text:span text:style-name="T4"><text:tab/></text:span><text:span text:style-name="T6">This function clos</text:span>es a directory.</text:p>
      <text:p text:style-name="P5"/>
      <text:p text:style-name="P5">sys_check_program</text:p>
      <text:p text:style-name="P5"><text:span text:style-name="T4"><text:tab/></text:span><text:span text:style-name="T6">This function checks and</text:span> measures a program file.</text:p>
      <text:p text:style-name="P5"/>
      <text:p text:style-name="P5">sys_load_program</text:p>
      <text:p text:style-name="P5"><text:span text:style-name="T4"><text:tab/></text:span><text:span text:style-name="T6">This function loa</text:span>ds an MPX program.</text:p>
      <text:p text:style-name="P4"/>
      <text:p text:style-name="P4">DATA STRUCTURES</text:p>
      <text:p text:style-name="P5">params</text:p>
      <text:p text:style-name="P5"><text:tab/>Internal structure used by sys_req</text:p>
      <text:p text:style-name="P1"/>
      <text:p text:style-name="P5">date_rec</text:p>
      <text:p text:style-name="P3"><text:tab/><text:span text:style-name="T2">Structure to hold month/day/year values for the system date</text:span></text:p>
      <text:p text:style-name="P31"><text:soft-page-break/>Function Summary</text:p>
      <text:p text:style-name="P30"><text:span text:style-name="T2"/></text:p>
      <text:p text:style-name="P30"><text:span text:style-name="T2"/></text:p>
      <text:p text:style-name="P37">int date()</text:p>
      <text:p text:style-name="P37"/>
      <text:p text:style-name="P36">Procedure Name:<text:span text:style-name="T6"> date</text:span></text:p>
      <text:p text:style-name="P36">Parameters:<text:span text:style-name="T6"> none</text:span></text:p>
      <text:p text:style-name="P36">Return:<text:span text:style-name="T6"> err an integer error code</text:span></text:p>
      <text:p text:style-name="P36">Procedures Called:<text:span text:style-name="T6"> </text:span><text:span text:style-name="T8">sys_get_date, sys_req, atoi, err_hand, valid_date, sys_set_date</text:span></text:p>
      <text:p text:style-name="P36"><text:span text:style-name="T7">Globals Used:</text:span><text:span text:style-name="T8"> none</text:span></text:p>
      <text:p text:style-name="P36"><text:span text:style-name="T7">Description/Purpose:</text:span><text:span text:style-name="T8"> displays the current date in MM/DD/YYYY format. It then asks the user if s/he wants to set a new date. If so, it asks for a new year, then a new month, and lastly a new day. Determines date validity.</text:span></text:p>
      <text:p text:style-name="P37"/>
      <text:p text:style-name="P37"/>
      <text:p text:style-name="P37">int help()</text:p>
      <text:p text:style-name="P36"/>
      <text:p text:style-name="P36">Procedure Name:<text:span text:style-name="T6"> help</text:span></text:p>
      <text:p text:style-name="P36">Parameters:<text:span text:style-name="T6"> none</text:span></text:p>
      <text:p text:style-name="P36">Return:<text:span text:style-name="T6"> </text:span><text:span text:style-name="T8">err an integer error code</text:span></text:p>
      <text:p text:style-name="P36">Procedures Called:<text:span text:style-name="T6"> </text:span><text:span text:style-name="T8">sys_req, err_hand, trim, strcat, fopen, fgets, fclose</text:span></text:p>
      <text:p text:style-name="P36">Globals Used:<text:span text:style-name="T6"> </text:span><text:span text:style-name="T8">fcns, err</text:span></text:p>
      <text:p text:style-name="P36">Description/Purpose:<text:span text:style-name="T6"> </text:span><text:span text:style-name="T8">displays a list of available functions and a short description of each. <text:s/>It then asks the user to input a function name if s/he wants a more detailed description</text:span></text:p>
      <text:p text:style-name="P36"><text:span text:style-name="T6"/></text:p>
      <text:p text:style-name="P36"><text:span text:style-name="T6"/></text:p>
      <text:p text:style-name="P37">int valid_date(int, int, int)</text:p>
      <text:p text:style-name="P36"/>
      <text:p text:style-name="P36">Procedure Name:<text:span text:style-name="T6"> valid_date</text:span></text:p>
      <text:p text:style-name="P36">Parameters:<text:span text:style-name="T6"> int yr representing the year, int mo representing the month, and int day representing the day</text:span></text:p>
      <text:p text:style-name="P36">Return:<text:span text:style-name="T6"> </text:span><text:span text:style-name="T8">int an integer that's 1 if the date is valid, 0 if not</text:span></text:p>
      <text:p text:style-name="P36">Procedures Called:<text:span text:style-name="T6"> none</text:span></text:p>
      <text:p text:style-name="P36">Globals Used:<text:span text:style-name="T6"> none</text:span></text:p>
      <text:p text:style-name="P36">Description/Purpose:<text:span text:style-name="T6"> </text:span><text:span text:style-name="T8">validates the date passed in, checking that the day is within the range allowed by the month. Accounts for leap years.</text:span></text:p>
      <text:p text:style-name="P36"><text:span text:style-name="T6"/></text:p>
      <text:p text:style-name="P36"><text:span text:style-name="T6"/></text:p>
      <text:p text:style-name="P37">int init_r1(void)</text:p>
      <text:p text:style-name="P36"/>
      <text:p text:style-name="P36">Procedure Name:<text:span text:style-name="T6"> init_r1</text:span></text:p>
      <text:p text:style-name="P36">Parameters:<text:span text:style-name="T6"> none</text:span></text:p>
      <text:p text:style-name="P36">Return:<text:span text:style-name="T6"> </text:span><text:span text:style-name="T8">err an integer error code (0 for now)</text:span></text:p>
      <text:p text:style-name="P36">Procedures Called:<text:span text:style-name="T6"> </text:span><text:span text:style-name="T8">_getdcwd</text:span></text:p>
      <text:p text:style-name="P36">Globals Used:<text:span text:style-name="T6"> wd</text:span></text:p>
      <text:p text:style-name="P36">Description/Purpose: <text:span text:style-name="T8">finds the working directory and writes it to the global</text:span></text:p>
      <text:p text:style-name="P37"/>
      <text:p text:style-name="P37"/>
      <text:p text:style-name="P37"/>
      <text:p text:style-name="P37"><text:soft-page-break/>int cleanup_r1(void)</text:p>
      <text:p text:style-name="P36"/>
      <text:p text:style-name="P36">Procedure Name:<text:span text:style-name="T6"> </text:span><text:span text:style-name="T8">init_r1</text:span></text:p>
      <text:p text:style-name="P36">Parameters:<text:span text:style-name="T6"> none</text:span></text:p>
      <text:p text:style-name="P36">Return:<text:span text:style-name="T6"> </text:span><text:span text:style-name="T8">an integer error code (0 for now)</text:span></text:p>
      <text:p text:style-name="P36">Procedures Called:<text:span text:style-name="T6"> none</text:span></text:p>
      <text:p text:style-name="P36">Globals Used:<text:span text:style-name="T6"> none</text:span></text:p>
      <text:p text:style-name="P36">Description/Purpose:<text:span text:style-name="T6"> none for now</text:span></text:p>
      <text:p text:style-name="P36"/>
      <text:p text:style-name="P36"/>
      <text:p text:style-name="P37">void toLowerCase(char [])</text:p>
      <text:p text:style-name="P36"/>
      <text:p text:style-name="P36">Procedure Name:<text:span text:style-name="T6"> </text:span><text:span text:style-name="T8">toLowerCase</text:span></text:p>
      <text:p text:style-name="P36">Parameters:<text:span text:style-name="T6"> </text:span><text:span text:style-name="T8">str character array called str that is to be lowered in case</text:span></text:p>
      <text:p text:style-name="P36">Return:<text:span text:style-name="T6"> </text:span><text:span text:style-name="T8">none</text:span></text:p>
      <text:p text:style-name="P36">Procedures Called:<text:span text:style-name="T6"> </text:span><text:span text:style-name="T8">tolower</text:span></text:p>
      <text:p text:style-name="P36">Globals Used:<text:span text:style-name="T6"> </text:span><text:span text:style-name="T8">none</text:span></text:p>
      <text:p text:style-name="P36">Description/Purpose:<text:span text:style-name="T6"> </text:span><text:span text:style-name="T8">converts the input string to all lowercase</text:span></text:p>
      <text:p text:style-name="P37"/>
      <text:p text:style-name="P37"/>
      <text:p text:style-name="P37">void err_hand(int)</text:p>
      <text:p text:style-name="P37"/>
      <text:p text:style-name="P36">Procedure Name:<text:span text:style-name="T6"> err_hand</text:span></text:p>
      <text:p text:style-name="P36">Parameters:<text:span text:style-name="T6"> </text:span><text:span text:style-name="T8">err an integer err_code that corresponds to a textual error</text:span></text:p>
      <text:p text:style-name="P36">Return:<text:span text:style-name="T6"> </text:span><text:span text:style-name="T8">none</text:span></text:p>
      <text:p text:style-name="P36">Procedures Called:<text:span text:style-name="T6"> </text:span><text:span text:style-name="T8">printf</text:span></text:p>
      <text:p text:style-name="P36">Globals Used:<text:span text:style-name="T6"> </text:span><text:span text:style-name="T8">none</text:span></text:p>
      <text:p text:style-name="P36">Description/Purpose:<text:span text:style-name="T6"> </text:span><text:span text:style-name="T8">prints out an error message based on the error code passed in</text:span></text:p>
      <text:p text:style-name="P37"/>
      <text:p text:style-name="P29"/>
      <text:p text:style-name="P16">int comhan()</text:p>
      <text:p text:style-name="P17"/>
      <text:p text:style-name="Standard"><text:span text:style-name="T5">Procedure Name:</text:span> comhan </text:p>
      <text:p text:style-name="Standard"><text:span text:style-name="T5">Parameters:</text:span> none </text:p>
      <text:p text:style-name="Standard"><text:span text:style-name="T5">Return:</text:span> an integer that is 0 if successful (which it always is) </text:p>
      <text:p text:style-name="Standard"><text:span text:style-name="T5">Procedures Called</text:span>: memset, sys_req, trim, strncmp, help, err_hand, date, disp_dir, terminate_mpx </text:p>
      <text:p text:style-name="Standard"><text:span text:style-name="T5">Globals Used</text:span>: err, fcns </text:p>
      <text:p text:style-name="Standard"><text:span text:style-name="T5">Description/Purpose: </text:span>comhan is the heart of the R1 module. It runs the central loop of the command <text:s text:c="2"/>handler. <text:s/>It accepts commands entered by the user, analyzes them, and calls the proper functions. <text:s/>It also receives all error codes returned by the functions, passing them to the error handle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t disp_dir()</text:p>
      <text:p text:style-name="Standard"/>
      <text:p text:style-name="Standard"><text:span text:style-name="T5">Procedure Name:</text:span> disp_dir </text:p>
      <text:p text:style-name="Standard"><text:span text:style-name="T5">Parameters:</text:span> none </text:p>
      <text:p text:style-name="Standard"><text:span text:style-name="T5">Return:</text:span> err an integer error code </text:p>
      <text:p text:style-name="Standard"><text:span text:style-name="T5">Procedures Called: </text:span>memset, sys_open_dir, sys_get_entry, sys_close_dir </text:p>
      <text:p text:style-name="Standard"><text:span text:style-name="T5">Globals Used:</text:span> var err </text:p>
      <text:p text:style-name="Standard"><text:span text:style-name="T5">Description/Purpose: </text:span>disp_dir neatly prints a list of .mpx files found in the MPXFILES folder as well as their sizes in bytes. </text:p>
      <text:p text:style-name="Standard"/>
      <text:p text:style-name="Standard"/>
      <text:p text:style-name="Standard">void terminate_mpx()</text:p>
      <text:p text:style-name="Standard"/>
      <text:p text:style-name="Standard"><text:span text:style-name="T5">Procedure Name: </text:span>terminate_mpx </text:p>
      <text:p text:style-name="Standard"><text:span text:style-name="T5">Parameters:</text:span> none </text:p>
      <text:p text:style-name="Standard"><text:span text:style-name="T5">Return:</text:span> none </text:p>
      <text:p text:style-name="Standard"><text:span text:style-name="T5">Procedures Called:</text:span> memset, sys_req, err_hand, cleanup_r1, sys_exit </text:p>
      <text:p text:style-name="Standard"><text:span text:style-name="T5">Globals Used:</text:span> var err </text:p>
      <text:p text:style-name="Standard"><text:span text:style-name="T5">Description/Purpose:</text:span> confirms that the user really wishes to terminate MPX. <text:s/>If yes, it cleans up and exits. If no, it tells the user such and returns.</text:p>
      <text:p text:style-name="Standard"/>
      <text:p text:style-name="Standard"/>
      <text:p text:style-name="P16">void get_Version()</text:p>
      <text:p text:style-name="P17"/>
      <text:p text:style-name="Standard"><text:span text:style-name="T5">Procedure Name:</text:span> get_Version </text:p>
      <text:p text:style-name="Standard"><text:span text:style-name="T5">Parameters:</text:span> none </text:p>
      <text:p text:style-name="Standard"><text:span text:style-name="T5">Return:</text:span> none </text:p>
      <text:p text:style-name="Standard"><text:span text:style-name="T5">Procedures Called: </text:span>printf </text:p>
      <text:p text:style-name="Standard"><text:span text:style-name="T5">Globals Used:</text:span> none </text:p>
      <text:p text:style-name="Standard"><text:span text:style-name="T5">Description/Purpose: </text:span>simply prints a single line with the version constant </text:p>
      <text:p text:style-name="Standard"/>
      <text:p text:style-name="Standard"/>
      <text:p text:style-name="P16">void trim(char ary[BIGBUFF])</text:p>
      <text:p text:style-name="P17"/>
      <text:p text:style-name="Standard"><text:span text:style-name="T5">Procedure Name:</text:span> trim </text:p>
      <text:p text:style-name="Standard"><text:span text:style-name="T5">Parameters:</text:span> ary is a character array that holds the string to be trimmed </text:p>
      <text:p text:style-name="Standard"><text:span text:style-name="T5">Return:</text:span> none </text:p>
      <text:p text:style-name="Standard"><text:span text:style-name="T5">Procedures Called:</text:span> isspace </text:p>
      <text:p text:style-name="Standard"><text:span text:style-name="T5">Globals Used: </text:span>none </text:p>
      <text:p text:style-name="P15"><text:span text:style-name="T5">Description/Purpose:</text:span> trims all white space AND newlines from the entirety of the string passed in. </text:p>
      <text:p text:style-name="P32"/>
      <text:p text:style-name="P3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ATA STRUCTURES</text:p>
      <text:p text:style-name="P2"><text:tab/><text:span text:style-name="T2">Holds parameters for use in the sys_req function of mpx_supt.c.</text:span></text:p>
      <text:p text:style-name="P2"/>
      <text:p text:style-name="P4">PARAMS</text:p>
      <text:p text:style-name="P4"/>
      <text:p text:style-name="P6">typedef struct params {</text:p>
      <text:p text:style-name="P6"><text:tab/>int <text:s text:c="5"/>op_code;</text:p>
      <text:p text:style-name="P6"><text:tab/>int <text:s text:c="5"/>device_id;</text:p>
      <text:p text:style-name="P6"><text:tab/>char <text:s text:c="4"/>*buf_p;</text:p>
      <text:p text:style-name="P6"><text:tab/>int <text:s text:c="5"/>*count_p;</text:p>
      <text:p text:style-name="P6"><text:tab/>} params;</text:p>
      <text:p text:style-name="P6"/>
      <text:p text:style-name="P6"/>
      <text:p text:style-name="P7">Attributes</text:p>
      <text:p text:style-name="P7"/>
      <text:p text:style-name="P6">int op_code</text:p>
      <text:p text:style-name="P6"><text:tab/>An integer representing the operation type: IDLE, READ, WRITE, CLEAR, GOTOXY, EXIT</text:p>
      <text:p text:style-name="P6"><text:tab/></text:p>
      <text:p text:style-name="P6">int device_id</text:p>
      <text:p text:style-name="P6"><text:tab/>An integer representing the device type: TERMINAL, COM_PORT, PRINTER</text:p>
      <text:p text:style-name="P6"/>
      <text:p text:style-name="P6">char *buf_p</text:p>
      <text:p text:style-name="P6"><text:tab/>A character buffer for data input and output.</text:p>
      <text:p text:style-name="P6"/>
      <text:p text:style-name="P6">int <text:s/>*count_p</text:p>
      <text:p text:style-name="P6"><text:tab/>A pointer to an integer representing the size of the character buffer.</text:p>
      <text:p text:style-name="P6"/>
      <text:p text:style-name="P6"/>
      <text:p text:style-name="P7">DATE_REC</text:p>
      <text:p text:style-name="P8"><text:tab/>Holds a date for the set and get date methods of mpx_supt.c</text:p>
      <text:p text:style-name="P7"/>
      <text:p text:style-name="P6">typedef struct {</text:p>
      <text:p text:style-name="P6"><text:tab/>int month;</text:p>
      <text:p text:style-name="P6"><text:tab/>int day;</text:p>
      <text:p text:style-name="P6"><text:tab/>int year;</text:p>
      <text:p text:style-name="P6"><text:tab/>} date_rec;</text:p>
      <text:p text:style-name="P6"/>
      <text:p text:style-name="P6"/>
      <text:p text:style-name="P7">Attributes</text:p>
      <text:p text:style-name="P7"/>
      <text:p text:style-name="P6">int month</text:p>
      <text:p text:style-name="P6"><text:tab/>Integer representing the month.</text:p>
      <text:p text:style-name="P6"/>
      <text:p text:style-name="P6">int day</text:p>
      <text:p text:style-name="P9"><text:span text:style-name="T1"><text:tab/></text:span><text:span text:style-name="T1">Integer representing the day.</text:span></text:p>
      <text:p text:style-name="P6"/>
      <text:p text:style-name="P6">int year</text:p>
      <text:p text:style-name="P6"><text:tab/>Integer representing the year.</text:p>
      <text:p text:style-name="P12"><text:soft-page-break/>Global Variables</text:p>
      <text:p text:style-name="P14"/>
      <text:p text:style-name="P11">int err = 0;</text:p>
      <text:p text:style-name="P11"><text:tab/>Holds the error code for all of the functions.</text:p>
      <text:p text:style-name="P11"/>
      <text:p text:style-name="P11">char * fcns[7] = {"date\0","help\0","ver\0","dir\0","quit\0","list\0",NULL};</text:p>
      <text:p text:style-name="P11"><text:tab/>Holds the names of the valid commands as strings.</text:p>
      <text:p text:style-name="P11"/>
      <text:p text:style-name="P11">char wd[BIGBUFF*2] = {0};</text:p>
      <text:p text:style-name="P11"><text:tab/>String that holds the current working directory.</text:p>
      <text:p text:style-name="P11"/>
      <text:p text:style-name="P11"/>
      <text:p text:style-name="P13">Cross References</text:p>
      <text:p text:style-name="P13"/>
      <text:p text:style-name="P11"><text:tab/>comhan and init_r1 is called from main.</text:p>
      <text:p text:style-name="P11"/>
      <text:p text:style-name="P11"><text:tab/>terminate_mpx, get_Version, help, date, and disp_dir are all called from comhan.</text:p>
      <text:p text:style-name="P11"/>
      <text:p text:style-name="P11"><text:tab/>cleanup_r1 is called from terminate_mpx.</text:p>
      <text:p text:style-name="P11"/>
      <text:p text:style-name="P11"><text:tab/>toLowerCase and trim are called by comhan, terminate_mpx, help, and date.</text:p>
      <text:p text:style-name="P11"/>
      <text:p text:style-name="P11"><text:tab/>err_hand is called by all function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 Bold" svg:font-family="'Courier New Bold'" style:font-family-generic="roman"/>
    <style:font-face style:name="ヒラギノ角ゴ Pro W3" svg:font-family="'ヒラギノ角ゴ Pro W3'" style:font-family-generic="roman"/>
    <style:font-face style:name="Electron" svg:font-family="Electr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ee_20_Form_20_A" style:display-name="Free Form A" style:family="paragraph">
      <style:paragraph-properties fo:orphans="2" fo:widows="2"/>
      <style:text-properties fo:color="#000000" style:font-name="Times New Roman" fo:font-size="10pt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Body_20_A_20_A" style:display-name="Body A A" style:family="paragraph">
      <style:paragraph-properties fo:orphans="2" fo:widows="2" fo:hyphenation-ladder-count="no-limit"/>
      <style:text-properties fo:color="#000000" style:font-name="Helvetica" fo:font-size="12pt" fo:language="en" fo:country="US" style:font-name-asian="ヒラギノ角ゴ Pro W3" style:font-size-asian="12pt" style:font-name-complex="Times New Roman" style:font-size-complex="10pt" style:language-complex="ar" style:country-complex="SA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roy Canady</meta:initial-creator>
    <meta:creation-date>2010-02-05T01:57:31.03</meta:creation-date>
    <dc:date>2010-02-05T03:51:06.35</dc:date>
    <dc:creator>Jonroy Canady</dc:creator>
    <meta:editing-duration>PT01H21M47S</meta:editing-duration>
    <meta:editing-cycles>104</meta:editing-cycles>
    <meta:generator>OpenOffice.org/3.1$Win32 OpenOffice.org_project/310m19$Build-9420</meta:generator>
    <meta:document-statistic meta:table-count="0" meta:image-count="0" meta:object-count="0" meta:page-count="11" meta:paragraph-count="206" meta:word-count="1204" meta:character-count="7945"/>
  </office:meta>
</office:document-meta>
</file>